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500000010B4F5C1213EDFFB22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594cm" svg:x="0.95cm" svg:y="12.653cm">
          <draw:image xlink:href="Pictures/10000201000004500000010B4F5C1213EDFFB2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1:58:43.733394000</meta:creation-date>
    <dc:date>2018-09-17T11:59:19.726173000</dc:date>
    <meta:editing-duration>PT36S</meta:editing-duration>
    <meta:editing-cycles>1</meta:editing-cycles>
    <meta:document-statistic meta:object-count="1"/>
    <meta:generator>LibreOffice/5.1.2.2$MacOSX_X86_64 LibreOffice_project/d3bf12ecb743fc0d20e0be0c58ca359301eb705f</meta:generator>
  </office:meta>
</office:document-meta>
</file>